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git push psta master // Änderungen hochladen</text:p>
      <text:p text:style-name="Standard">git pull psta master // Letzte ändernungen runterladen</text:p>
      <text:p text:style-name="Standard"/>
      <text:p text:style-name="Standard">git commit &lt;filepath&gt; -m "&lt;Commit message: Was hat sich geändert?&gt;" // Änderungen in einer datei annehmen</text:p>
      <text:p text:style-name="Standard">git commit -a -m "&lt;Commit<text:s/>message: Was hat sich geändert?&gt;" // Alle änderungen im project annehmen</text:p>
      <text:p text:style-name="Standard"/>
      <text:p text:style-name="Standard">git rm<text:s/>&lt;filepath&gt; // Datei aus git entfernen</text:p>
      <text:p text:style-name="Standard">git add &lt;filepath&gt; // Datei zu git hinzufüg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-Luis Bertram</meta:initial-creator>
    <dc:creator>Anton-Luis Bertram</dc:creator>
    <meta:creation-date>2019-05-03T16:14:00Z</meta:creation-date>
    <dc:date>2019-05-03T16:56:00Z</dc:date>
    <meta:template xlink:href="Normal" xlink:type="simple"/>
    <meta:editing-cycles>3</meta:editing-cycles>
    <meta:editing-duration>PT0S</meta:editing-duration>
    <meta:document-statistic meta:page-count="1" meta:paragraph-count="1" meta:word-count="54" meta:character-count="397" meta:row-count="2" meta:non-whitespace-character-count="344"/>
  </office:meta>
</office:document-meta>
</file>